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" style:family="paragraph" style:parent-style-name="Standard">
      <style:text-properties style:font-name="Liberatio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Standard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Liberation Sans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Liberation Sans" fo:font-weight="bold" style:font-weight-asian="bold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¿Profesores o Maestro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Liberatio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l Nacional – Caracas,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1T15:50:05</meta:creation-date>
    <dc:date>2013-07-09T16:45:47</dc:date>
    <meta:editing-duration>PT1H37M59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1" meta:paragraph-count="2" meta:word-count="7" meta:character-count="46" meta:non-whitespace-character-count="40"/>
  </office:meta>
</office:document-meta>
</file>